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1">
      <style:text-properties style:text-position=""/>
    </style:style>
    <style:style style:name="ce16" style:family="table-cell" style:parent-style-name="Default" style:data-style-name="N114"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"/>
    <style:style style:name="ce32" style:family="table-cell" style:parent-style-name="Default" style:data-style-name="N114"/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Inal results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1" table:default-cell-style-name="ce9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0" table:number-columns-spanned="2" table:number-rows-spanned="1"/>
          <table:covered-table-cell/>
          <table:table-cell table:style-name="ce24"/>
          <table:table-cell table:number-columns-repeated="4"/>
          <table:table-cell table:style-name="ce27" table:number-columns-spanned="3" table:number-rows-spanned="1"/>
          <table:covered-table-cell table:number-columns-repeated="2"/>
          <table:table-cell table:style-name="ce24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Proces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3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18" calcext:value-type="float">
            <text:p>8218</text:p>
          </table:table-cell>
          <table:table-cell table:style-name="ce25" table:formula="of:=SQRT([.C5])" office:value-type="float" office:value="90.6531852722231" calcext:value-type="float">
            <text:p>91</text:p>
          </table:table-cell>
          <table:table-cell table:style-name="ce22" office:value-type="float" office:value="690" calcext:value-type="float">
            <text:p>690</text:p>
          </table:table-cell>
          <table:table-cell table:number-columns-repeated="3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652" calcext:value-type="float">
            <text:p>8652</text:p>
          </table:table-cell>
          <table:table-cell table:style-name="ce25" table:formula="of:=SQRT([.K5])" office:value-type="float" office:value="93.0161276338679" calcext:value-type="float">
            <text:p>93</text:p>
          </table:table-cell>
          <table:table-cell table:style-name="ce22" office:value-type="float" office:value="693" calcext:value-type="float">
            <text:p>693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4" calcext:value-type="float">
            <text:p>954</text:p>
          </table:table-cell>
          <table:table-cell table:style-name="ce25" table:formula="of:=SQRT([.C6])" office:value-type="float" office:value="30.886890422961" calcext:value-type="float">
            <text:p>31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3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61" calcext:value-type="float">
            <text:p>961</text:p>
          </table:table-cell>
          <table:table-cell table:style-name="ce25" table:formula="of:=SQRT([.K6])" office:value-type="float" office:value="31" calcext:value-type="float">
            <text:p>31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2" calcext:value-type="float">
            <text:p>782</text:p>
          </table:table-cell>
          <table:table-cell table:style-name="ce25" table:formula="of:=SQRT([.C7])" office:value-type="float" office:value="27.9642629082191" calcext:value-type="float">
            <text:p>28</text:p>
          </table:table-cell>
          <table:table-cell table:style-name="ce22" office:value-type="float" office:value="131" calcext:value-type="float">
            <text:p>131</text:p>
          </table:table-cell>
          <table:table-cell table:number-columns-repeated="3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855" calcext:value-type="float">
            <text:p>855</text:p>
          </table:table-cell>
          <table:table-cell table:style-name="ce25" table:formula="of:=SQRT([.K7])" office:value-type="float" office:value="29.2403830344269" calcext:value-type="float">
            <text:p>29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34" calcext:value-type="float">
            <text:p>2834</text:p>
          </table:table-cell>
          <table:table-cell table:style-name="ce25" table:formula="of:=SQRT([.C8])" office:value-type="float" office:value="53.2353266168247" calcext:value-type="float">
            <text:p>53</text:p>
          </table:table-cell>
          <table:table-cell table:style-name="ce22" office:value-type="float" office:value="632" calcext:value-type="float">
            <text:p>632</text:p>
          </table:table-cell>
          <table:table-cell table:number-columns-repeated="3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397" calcext:value-type="float">
            <text:p>2397</text:p>
          </table:table-cell>
          <table:table-cell table:style-name="ce25" table:formula="of:=SQRT([.K8])" office:value-type="float" office:value="48.9591666595746" calcext:value-type="float">
            <text:p>49</text:p>
          </table:table-cell>
          <table:table-cell table:style-name="ce22" office:value-type="float" office:value="633" calcext:value-type="float">
            <text:p>633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5" table:formula="of:=SQRT([.C9])" office:value-type="float" office:value="43.8862165149834" calcext:value-type="float">
            <text:p>44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3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85" calcext:value-type="float">
            <text:p>1885</text:p>
          </table:table-cell>
          <table:table-cell table:style-name="ce25" table:formula="of:=SQRT([.K9])" office:value-type="float" office:value="43.4165866921848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26"/>
          <table:table-cell table:number-columns-repeated="7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 table:style-name="ce10" table:number-columns-repeated="7"/>
          <table:table-cell/>
          <table:table-cell table:style-name="ce22" office:value-type="string" calcext:value-type="string">
            <text:p>N$_{\jpsi(coh)}$</text:p>
          </table:table-cell>
          <table:table-cell table:number-columns-repeated="2" table:style-name="ce22" office:value-type="float" office:value="8241" calcext:value-type="float">
            <text:p>8241</text:p>
          </table:table-cell>
          <table:table-cell table:style-name="ce25" office:value-type="string" calcext:value-type="string">
            <text:p>fixed</text:p>
          </table:table-cell>
          <table:table-cell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>
          <table:table-cell table:style-name="ce10" table:number-columns-repeated="7"/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45" calcext:value-type="float">
            <text:p>945</text:p>
          </table:table-cell>
          <table:table-cell table:style-name="ce25" table:formula="of:=SQRT([.K15])" office:value-type="float" office:value="30.7408522978788" calcext:value-type="float">
            <text:p>31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902" calcext:value-type="float">
            <text:p>902</text:p>
          </table:table-cell>
          <table:table-cell table:style-name="ce25" table:formula="of:=SQRT([.K16])" office:value-type="float" office:value="30.0333148353624" calcext:value-type="float">
            <text:p>30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766" calcext:value-type="float">
            <text:p>2766</text:p>
          </table:table-cell>
          <table:table-cell table:style-name="ce25" table:formula="of:=SQRT([.K17])" office:value-type="float" office:value="52.5927751692188" calcext:value-type="float">
            <text:p>53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</text:p>
          </table:table-cell>
          <table:table-cell table:number-columns-repeated="2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87" calcext:value-type="float">
            <text:p>1887</text:p>
          </table:table-cell>
          <table:table-cell table:style-name="ce25" table:formula="of:=SQRT([.K18])" office:value-type="float" office:value="43.4396132579469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gN</text:p>
          </table:table-cell>
          <table:table-cell office:value-type="float" office:value="2859" calcext:value-type="float">
            <text:p>2859</text:p>
          </table:table-cell>
          <table:table-cell office:value-type="float" office:value="3130" calcext:value-type="float">
            <text:p>3130</text:p>
          </table:table-cell>
          <table:table-cell office:value-type="float" office:value="3010" calcext:value-type="float">
            <text:p>301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2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155" calcext:value-type="float">
            <text:p>8155</text:p>
          </table:table-cell>
          <table:table-cell table:style-name="ce25" table:formula="of:=SQRT([.D23])" office:value-type="float" office:value="90.3050386191158" calcext:value-type="float">
            <text:p>90</text:p>
          </table:table-cell>
          <table:table-cell table:style-name="ce22" office:value-type="float" office:value="157" calcext:value-type="float">
            <text:p>157</text:p>
          </table:table-cell>
          <table:table-cell table:number-columns-repeated="2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649" calcext:value-type="float">
            <text:p>8649</text:p>
          </table:table-cell>
          <table:table-cell table:style-name="ce25" table:formula="of:=SQRT([.K23])" office:value-type="float" office:value="93" calcext:value-type="float">
            <text:p>93</text:p>
          </table:table-cell>
          <table:table-cell table:style-name="ce22" office:value-type="float" office:value="670" calcext:value-type="float">
            <text:p>670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43" calcext:value-type="float">
            <text:p>943</text:p>
          </table:table-cell>
          <table:table-cell table:style-name="ce25" table:formula="of:=SQRT([.D24])" office:value-type="float" office:value="30.7083050655682" calcext:value-type="float">
            <text:p>31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N$_{\jpsi(incoh)}$</text:p>
          </table:table-cell>
          <table:table-cell table:number-columns-repeated="2" table:style-name="ce22" office:value-type="float" office:value="959" calcext:value-type="float">
            <text:p>959</text:p>
          </table:table-cell>
          <table:table-cell table:style-name="ce25" office:value-type="string" calcext:value-type="string">
            <text:p>fixed</text:p>
          </table:table-cell>
          <table:table-cell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908" calcext:value-type="float">
            <text:p>908</text:p>
          </table:table-cell>
          <table:table-cell table:style-name="ce25" table:formula="of:=SQRT([.D25])" office:value-type="float" office:value="30.1330383466387" calcext:value-type="float">
            <text:p>30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857" calcext:value-type="float">
            <text:p>857</text:p>
          </table:table-cell>
          <table:table-cell table:style-name="ce25" table:formula="of:=SQRT([.K25])" office:value-type="float" office:value="29.2745623366089" calcext:value-type="float">
            <text:p>29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859" calcext:value-type="float">
            <text:p>2859</text:p>
          </table:table-cell>
          <table:table-cell table:style-name="ce25" table:formula="of:=SQRT([.D26])" office:value-type="float" office:value="53.4696175411794" calcext:value-type="float">
            <text:p>53</text:p>
          </table:table-cell>
          <table:table-cell table:style-name="ce22" office:value-type="float" office:value="258" calcext:value-type="float">
            <text:p>258</text:p>
          </table:table-cell>
          <table:table-cell table:number-columns-repeated="2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398" calcext:value-type="float">
            <text:p>2398</text:p>
          </table:table-cell>
          <table:table-cell table:style-name="ce25" table:formula="of:=SQRT([.K26])" office:value-type="float" office:value="48.9693781867812" calcext:value-type="float">
            <text:p>49</text:p>
          </table:table-cell>
          <table:table-cell table:style-name="ce22" office:value-type="float" office:value="617" calcext:value-type="float">
            <text:p>617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87" calcext:value-type="float">
            <text:p>1887</text:p>
          </table:table-cell>
          <table:table-cell table:style-name="ce25" table:formula="of:=SQRT([.D27])" office:value-type="float" office:value="43.4396132579469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86" calcext:value-type="float">
            <text:p>1886</text:p>
          </table:table-cell>
          <table:table-cell table:style-name="ce25" table:formula="of:=SQRT([.K27])" office:value-type="float" office:value="43.4281015012169" calcext:value-type="float">
            <text:p>43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</text:p>
          </table:table-cell>
          <table:table-cell table:number-columns-repeated="2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898" calcext:value-type="float">
            <text:p>8898</text:p>
          </table:table-cell>
          <table:table-cell table:style-name="ce25" table:formula="of:=SQRT([.K32])" office:value-type="float" office:value="94.3292107461946" calcext:value-type="float">
            <text:p>94</text:p>
          </table:table-cell>
          <table:table-cell table:style-name="ce22" office:value-type="float" office:value="546" calcext:value-type="float">
            <text:p>5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gN</text:p>
          </table:table-cell>
          <table:table-cell office:value-type="float" office:value="4762" calcext:value-type="float">
            <text:p>4762</text:p>
          </table:table-cell>
          <table:table-cell office:value-type="float" office:value="5647" calcext:value-type="float">
            <text:p>5647</text:p>
          </table:table-cell>
          <table:table-cell office:value-type="float" office:value="5205" calcext:value-type="float">
            <text:p>520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98" calcext:value-type="float">
            <text:p>998</text:p>
          </table:table-cell>
          <table:table-cell table:style-name="ce25" table:formula="of:=SQRT([.K33])" office:value-type="float" office:value="31.5911379978626" calcext:value-type="float">
            <text:p>32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psi(2S)(coh)}$</text:p>
          </table:table-cell>
          <table:table-cell table:number-columns-repeated="2" table:style-name="ce22" office:value-type="float" office:value="781" calcext:value-type="float">
            <text:p>781</text:p>
          </table:table-cell>
          <table:table-cell table:style-name="ce25" office:value-type="string" calcext:value-type="string">
            <text:p>fixed</text:p>
          </table:table-cell>
          <table:table-cell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Proces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3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193" calcext:value-type="float">
            <text:p>2193</text:p>
          </table:table-cell>
          <table:table-cell table:style-name="ce25" table:formula="of:=SQRT([.K35])" office:value-type="float" office:value="46.8294778958724" calcext:value-type="float">
            <text:p>47</text:p>
          </table:table-cell>
          <table:table-cell table:style-name="ce22"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coh)}$</text:p>
          </table:table-cell>
          <table:table-cell table:style-name="ce22" office:value-type="float" office:value="6158" calcext:value-type="float">
            <text:p>6158</text:p>
          </table:table-cell>
          <table:table-cell table:style-name="ce25" table:formula="of:=SQRT([.C36])" office:value-type="float" office:value="78.4729252672538" calcext:value-type="float">
            <text:p>78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3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76" calcext:value-type="float">
            <text:p>1876</text:p>
          </table:table-cell>
          <table:table-cell table:style-name="ce25" table:formula="of:=SQRT([.K36])" office:value-type="float" office:value="43.3128156554154" calcext:value-type="float">
            <text:p>43</text:p>
          </table:table-cell>
          <table:table-cell table:style-name="ce22"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897" calcext:value-type="float">
            <text:p>897</text:p>
          </table:table-cell>
          <table:table-cell table:style-name="ce25" table:formula="of:=SQRT([.C37])" office:value-type="float" office:value="29.9499582637439" calcext:value-type="float">
            <text:p>30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1004" calcext:value-type="float">
            <text:p>1004</text:p>
          </table:table-cell>
          <table:table-cell table:style-name="ce25" table:formula="of:=SQRT([.C38])" office:value-type="float" office:value="31.6859590355097" calcext:value-type="float">
            <text:p>32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4762" calcext:value-type="float">
            <text:p>4762</text:p>
          </table:table-cell>
          <table:table-cell table:style-name="ce25" table:formula="of:=SQRT([.C39])" office:value-type="float" office:value="69.0072459963445" calcext:value-type="float">
            <text:p>69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34" calcext:value-type="float">
            <text:p>1934</text:p>
          </table:table-cell>
          <table:table-cell table:style-name="ce25" table:formula="of:=SQRT([.C40])" office:value-type="float" office:value="43.977266854592" calcext:value-type="float">
            <text:p>44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3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172" calcext:value-type="float">
            <text:p>8172</text:p>
          </table:table-cell>
          <table:table-cell table:style-name="ce25" table:formula="of:=SQRT([.K41])" office:value-type="float" office:value="90.3991150399162" calcext:value-type="float">
            <text:p>90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44" calcext:value-type="float">
            <text:p>944</text:p>
          </table:table-cell>
          <table:table-cell table:style-name="ce25" table:formula="of:=SQRT([.K42])" office:value-type="float" office:value="30.7245829914744" calcext:value-type="float">
            <text:p>31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</text:p>
          </table:table-cell>
          <table:table-cell table:number-columns-repeated="2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906" calcext:value-type="float">
            <text:p>906</text:p>
          </table:table-cell>
          <table:table-cell table:style-name="ce25" table:formula="of:=SQRT([.K43])" office:value-type="float" office:value="30.0998338865848" calcext:value-type="float">
            <text:p>30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gN</text:p>
          </table:table-cell>
          <table:table-cell office:value-type="float" office:value="3115" calcext:value-type="float">
            <text:p>3115</text:p>
          </table:table-cell>
          <table:table-cell office:value-type="float" office:value="3410" calcext:value-type="float">
            <text:p>3410</text:p>
          </table:table-cell>
          <table:table-cell office:value-type="float" office:value="3279" calcext:value-type="float">
            <text:p>327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N$_{\gamma\gamma}$</text:p>
          </table:table-cell>
          <table:table-cell table:number-columns-repeated="2" table:style-name="ce22" office:value-type="float" office:value="2844" calcext:value-type="float">
            <text:p>2844</text:p>
          </table:table-cell>
          <table:table-cell table:style-name="ce25" office:value-type="string" calcext:value-type="string">
            <text:p>fixed</text:p>
          </table:table-cell>
          <table:table-cell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887" calcext:value-type="float">
            <text:p>1887</text:p>
          </table:table-cell>
          <table:table-cell table:style-name="ce25" table:formula="of:=SQRT([.K45])" office:value-type="float" office:value="43.4396132579469" calcext:value-type="float">
            <text:p>43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Proces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jpsi(coh)}$</text:p>
          </table:table-cell>
          <table:table-cell table:style-name="ce22" office:value-type="float" office:value="7918" calcext:value-type="float">
            <text:p>7918</text:p>
          </table:table-cell>
          <table:table-cell table:style-name="ce25" table:formula="of:=SQRT([.C47])" office:value-type="float" office:value="88.9831444712986" calcext:value-type="float">
            <text:p>89</text:p>
          </table:table-cell>
          <table:table-cell table:style-name="ce22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45" calcext:value-type="float">
            <text:p>945</text:p>
          </table:table-cell>
          <table:table-cell table:style-name="ce25" table:formula="of:=SQRT([.C48])" office:value-type="float" office:value="30.7408522978788" calcext:value-type="float">
            <text:p>31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813" calcext:value-type="float">
            <text:p>813</text:p>
          </table:table-cell>
          <table:table-cell table:style-name="ce25" table:formula="of:=SQRT([.C49])" office:value-type="float" office:value="28.5131548587665" calcext:value-type="float">
            <text:p>29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3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3115" calcext:value-type="float">
            <text:p>3115</text:p>
          </table:table-cell>
          <table:table-cell table:style-name="ce25" table:formula="of:=SQRT([.C50])" office:value-type="float" office:value="55.8121850495033" calcext:value-type="float">
            <text:p>56</text:p>
          </table:table-cell>
          <table:table-cell table:style-name="ce22" office:value-type="float" office:value="294" calcext:value-type="float">
            <text:p>294</text:p>
          </table:table-cell>
          <table:table-cell table:number-columns-repeated="3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635" calcext:value-type="float">
            <text:p>8635</text:p>
          </table:table-cell>
          <table:table-cell table:style-name="ce25" table:formula="of:=SQRT([.K50])" office:value-type="float" office:value="92.9247006990068" calcext:value-type="float">
            <text:p>93</text:p>
          </table:table-cell>
          <table:table-cell table:style-name="ce22" office:value-type="float" office:value="693" calcext:value-type="float">
            <text:p>693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7" calcext:value-type="float">
            <text:p>1927</text:p>
          </table:table-cell>
          <table:table-cell table:style-name="ce25" table:formula="of:=SQRT([.C51])" office:value-type="float" office:value="43.8976081352959" calcext:value-type="float">
            <text:p>44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3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924" calcext:value-type="float">
            <text:p>924</text:p>
          </table:table-cell>
          <table:table-cell table:style-name="ce25" table:formula="of:=SQRT([.K51])" office:value-type="float" office:value="30.3973683071413" calcext:value-type="float">
            <text:p>30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872" calcext:value-type="float">
            <text:p>872</text:p>
          </table:table-cell>
          <table:table-cell table:style-name="ce25" table:formula="of:=SQRT([.K52])" office:value-type="float" office:value="29.5296461204668" calcext:value-type="float">
            <text:p>30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408" calcext:value-type="float">
            <text:p>2408</text:p>
          </table:table-cell>
          <table:table-cell table:style-name="ce25" table:formula="of:=SQRT([.K53])" office:value-type="float" office:value="49.0713765855412" calcext:value-type="float">
            <text:p>49</text:p>
          </table:table-cell>
          <table:table-cell table:style-name="ce22" office:value-type="float" office:value="634" calcext:value-type="float">
            <text:p>63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disoc)}$</text:p>
          </table:table-cell>
          <table:table-cell table:number-columns-repeated="2" table:style-name="ce22" office:value-type="float" office:value="1926" calcext:value-type="float">
            <text:p>1926</text:p>
          </table:table-cell>
          <table:table-cell table:style-name="ce25" office:value-type="string" calcext:value-type="string">
            <text:p>fixed</text:p>
          </table:table-cell>
          <table:table-cell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9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Proces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3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coh)}$</text:p>
          </table:table-cell>
          <table:table-cell table:style-name="ce22" office:value-type="float" office:value="7770" calcext:value-type="float">
            <text:p>7770</text:p>
          </table:table-cell>
          <table:table-cell table:style-name="ce25" table:formula="of:=SQRT([.C62])" office:value-type="float" office:value="88.1476034841561" calcext:value-type="float">
            <text:p>88</text:p>
          </table:table-cell>
          <table:table-cell table:style-name="ce22" office:value-type="float" office:value="683" calcext:value-type="float">
            <text:p>683</text:p>
          </table:table-cell>
          <table:table-cell table:number-columns-repeated="3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616" calcext:value-type="float">
            <text:p>8616</text:p>
          </table:table-cell>
          <table:table-cell table:style-name="ce25" table:formula="of:=SQRT([.K62])" office:value-type="float" office:value="92.8224110869784" calcext:value-type="float">
            <text:p>93</text:p>
          </table:table-cell>
          <table:table-cell table:style-name="ce22" office:value-type="float" office:value="695" calcext:value-type="float">
            <text:p>695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32" calcext:value-type="float">
            <text:p>932</text:p>
          </table:table-cell>
          <table:table-cell table:style-name="ce25" table:formula="of:=SQRT([.C63])" office:value-type="float" office:value="30.5286750449475" calcext:value-type="float">
            <text:p>31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3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874" calcext:value-type="float">
            <text:p>874</text:p>
          </table:table-cell>
          <table:table-cell table:style-name="ce25" table:formula="of:=SQRT([.K63])" office:value-type="float" office:value="29.563490998189" calcext:value-type="float">
            <text:p>30</text:p>
          </table:table-cell>
          <table:table-cell table:style-name="ce22" office:value-type="float" office:value="156" calcext:value-type="float">
            <text:p>156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74" calcext:value-type="float">
            <text:p>774</text:p>
          </table:table-cell>
          <table:table-cell table:style-name="ce25" table:formula="of:=SQRT([.C64])" office:value-type="float" office:value="27.8208554864871" calcext:value-type="float">
            <text:p>28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3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889" calcext:value-type="float">
            <text:p>889</text:p>
          </table:table-cell>
          <table:table-cell table:style-name="ce25" table:formula="of:=SQRT([.K64])" office:value-type="float" office:value="29.8161030317511" calcext:value-type="float">
            <text:p>30</text:p>
          </table:table-cell>
          <table:table-cell table:style-name="ce22" office:value-type="float" office:value="136" calcext:value-type="float">
            <text:p>136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988" calcext:value-type="float">
            <text:p>2988</text:p>
          </table:table-cell>
          <table:table-cell table:style-name="ce25" table:formula="of:=SQRT([.C65])" office:value-type="float" office:value="54.6626014748658" calcext:value-type="float">
            <text:p>55</text:p>
          </table:table-cell>
          <table:table-cell table:style-name="ce22" office:value-type="float" office:value="626" calcext:value-type="float">
            <text:p>626</text:p>
          </table:table-cell>
          <table:table-cell table:number-columns-repeated="3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style-name="ce22" office:value-type="float" office:value="2422" calcext:value-type="float">
            <text:p>2422</text:p>
          </table:table-cell>
          <table:table-cell table:style-name="ce25" table:formula="of:=SQRT([.K65])" office:value-type="float" office:value="49.2138191974571" calcext:value-type="float">
            <text:p>49</text:p>
          </table:table-cell>
          <table:table-cell table:style-name="ce22" office:value-type="float" office:value="635" calcext:value-type="float">
            <text:p>635</text:p>
          </table:table-cell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09" calcext:value-type="float">
            <text:p>1909</text:p>
          </table:table-cell>
          <table:table-cell table:style-name="ce25" table:formula="of:=SQRT([.C66])" office:value-type="float" office:value="43.692104549907" calcext:value-type="float">
            <text:p>44</text:p>
          </table:table-cell>
          <table:table-cell table:style-name="ce22" office:value-type="float" office:value="119" calcext:value-type="float">
            <text:p>119</text:p>
          </table:table-cell>
          <table:table-cell table:number-columns-repeated="3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947" calcext:value-type="float">
            <text:p>1947</text:p>
          </table:table-cell>
          <table:table-cell table:style-name="ce25" table:formula="of:=SQRT([.K66])" office:value-type="float" office:value="44.1248229458204" calcext:value-type="float">
            <text:p>44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Process</text:p>
          </table:table-cell>
          <table:table-cell table:style-name="ce21" office:value-type="string" calcext:value-type="string">
            <text:p>\#entries</text:p>
          </table:table-cell>
          <table:table-cell table:style-name="ce23" office:value-type="string" calcext:value-type="string">
            <text:p>N$_{ fit}$</text:p>
          </table:table-cell>
          <table:table-cell table:style-name="ce23" office:value-type="string" calcext:value-type="string">
            <text:p>$\sqrt{N_{ fit}}$</text:p>
          </table:table-cell>
          <table:table-cell table:style-name="ce23" office:value-type="string" calcext:value-type="string">
            <text:p>$\sigma_{N_{fit}}$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coh)}$</text:p>
          </table:table-cell>
          <table:table-cell table:style-name="ce22" office:value-type="float" office:value="8241" calcext:value-type="float">
            <text:p>8241</text:p>
          </table:table-cell>
          <table:table-cell table:style-name="ce22" office:value-type="float" office:value="8164" calcext:value-type="float">
            <text:p>8164</text:p>
          </table:table-cell>
          <table:table-cell table:style-name="ce25" table:formula="of:=SQRT([.K70])" office:value-type="float" office:value="90.3548559846121" calcext:value-type="float">
            <text:p>90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incoh)}$</text:p>
          </table:table-cell>
          <table:table-cell table:style-name="ce22" office:value-type="float" office:value="959" calcext:value-type="float">
            <text:p>959</text:p>
          </table:table-cell>
          <table:table-cell table:style-name="ce22" office:value-type="float" office:value="856" calcext:value-type="float">
            <text:p>856</text:p>
          </table:table-cell>
          <table:table-cell table:style-name="ce25" table:formula="of:=SQRT([.K71])" office:value-type="float" office:value="29.2574776766556" calcext:value-type="float">
            <text:p>29</text:p>
          </table:table-cell>
          <table:table-cell table:style-name="ce22" office:value-type="float" office:value="153" calcext:value-type="float">
            <text:p>153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psi(2S)(coh)}$</text:p>
          </table:table-cell>
          <table:table-cell table:style-name="ce22" office:value-type="float" office:value="781" calcext:value-type="float">
            <text:p>781</text:p>
          </table:table-cell>
          <table:table-cell table:style-name="ce22" office:value-type="float" office:value="938" calcext:value-type="float">
            <text:p>938</text:p>
          </table:table-cell>
          <table:table-cell table:style-name="ce25" table:formula="of:=SQRT([.K72])" office:value-type="float" office:value="30.6267856622271" calcext:value-type="float">
            <text:p>31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gamma\gamma}$</text:p>
          </table:table-cell>
          <table:table-cell table:style-name="ce22" office:value-type="float" office:value="2844" calcext:value-type="float">
            <text:p>2844</text:p>
          </table:table-cell>
          <table:table-cell table:number-columns-repeated="3" table:style-name="ce22" office:value-type="string" calcext:value-type="string">
            <text:p>fixed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2" office:value-type="string" calcext:value-type="string">
            <text:p>N$_{\jpsi(disoc)}$</text:p>
          </table:table-cell>
          <table:table-cell table:style-name="ce22" office:value-type="float" office:value="1926" calcext:value-type="float">
            <text:p>1926</text:p>
          </table:table-cell>
          <table:table-cell table:style-name="ce22" office:value-type="float" office:value="1950" calcext:value-type="float">
            <text:p>1950</text:p>
          </table:table-cell>
          <table:table-cell table:style-name="ce25" table:formula="of:=SQRT([.K74])" office:value-type="float" office:value="44.1588043316392" calcext:value-type="float">
            <text:p>44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ce17" office:value-type="string" calcext:value-type="string" table:number-columns-spanned="10" table:number-rows-spanned="2">
            <text:p>With gamma gamma constrained</text:p>
          </table:table-cell>
          <table:covered-table-cell table:number-columns-repeated="7"/>
          <table:covered-table-cell table:style-name="Default"/>
          <table:covered-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ata</text:p>
          </table:table-cell>
          <table:covered-table-cell/>
          <table:table-cell table:style-name="ce14" office:value-type="string" calcext:value-type="string">
            <text:p>chi2/ndf:</text:p>
          </table:table-cell>
          <table:table-cell office:value-type="float" office:value="0.835261" calcext:value-type="float">
            <text:p>0,835261</text:p>
          </table:table-cell>
          <table:table-cell/>
          <table:table-cell table:style-name="ce11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4365" calcext:value-type="float">
            <text:p>0,564365</text:p>
          </table:table-cell>
          <table:table-cell/>
          <table:table-cell table:style-name="ce12" office:value-type="string" calcext:value-type="string" table:number-columns-spanned="2" table:number-rows-spanned="1">
            <text:p>Data</text:p>
          </table:table-cell>
          <table:covered-table-cell/>
          <table:table-cell table:style-name="ce14" office:value-type="string" calcext:value-type="string">
            <text:p>chi2/ndf:</text:p>
          </table:table-cell>
          <table:table-cell office:value-type="float" office:value="0.835261" calcext:value-type="float">
            <text:p>0,835261</text:p>
          </table:table-cell>
          <table:table-cell/>
          <table:table-cell table:style-name="ce11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4365" calcext:value-type="float">
            <text:p>0,564365</text:p>
          </table:table-cell>
        </table:table-row>
        <table:table-row table:style-name="ro1"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style-name="ce13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style-name="ce13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office:value-type="string" calcext:value-type="string">
            <text:p>coh</text:p>
          </table:table-cell>
          <table:table-cell office:value-type="float" office:value="6918" calcext:value-type="float">
            <text:p>6918</text:p>
          </table:table-cell>
          <table:table-cell table:style-name="ce15" table:formula="of:=SQRT([.B5])" office:value-type="float" office:value="83.1745153277132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45" calcext:value-type="float">
            <text:p>6245</text:p>
          </table:table-cell>
          <table:table-cell table:formula="of:=SQRT([.H5])" office:value-type="float" office:value="79.0253124005214" calcext:value-type="float">
            <text:p>79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918" calcext:value-type="float">
            <text:p>6918</text:p>
          </table:table-cell>
          <table:table-cell table:style-name="ce15" table:formula="of:=SQRT([.M5])" office:value-type="float" office:value="83.1745153277132" calcext:value-type="float">
            <text:p>83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45" calcext:value-type="float">
            <text:p>6245</text:p>
          </table:table-cell>
          <table:table-cell table:formula="of:=SQRT([.S5])" office:value-type="float" office:value="79.0253124005214" calcext:value-type="float">
            <text:p>7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incoh</text:p>
          </table:table-cell>
          <table:table-cell office:value-type="float" office:value="836" calcext:value-type="float">
            <text:p>836</text:p>
          </table:table-cell>
          <table:table-cell table:style-name="ce15" table:formula="of:=SQRT([.B6])" office:value-type="float" office:value="28.913664589601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table:formula="of:=SQRT([.H6])" office:value-type="float" office:value="27.8388218141501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36" calcext:value-type="float">
            <text:p>836</text:p>
          </table:table-cell>
          <table:table-cell table:style-name="ce15" table:formula="of:=SQRT([.M6])" office:value-type="float" office:value="28.913664589601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table:formula="of:=SQRT([.S6])" office:value-type="float" office:value="27.8388218141501" calcext:value-type="float">
            <text:p>2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coh2</text:p>
          </table:table-cell>
          <table:table-cell office:value-type="float" office:value="771" calcext:value-type="float">
            <text:p>771</text:p>
          </table:table-cell>
          <table:table-cell table:style-name="ce15" table:formula="of:=SQRT([.B7])" office:value-type="float" office:value="27.7668867538296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formula="of:=SQRT([.H7])" office:value-type="float" office:value="29.1032644217105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71" calcext:value-type="float">
            <text:p>771</text:p>
          </table:table-cell>
          <table:table-cell table:style-name="ce15" table:formula="of:=SQRT([.M7])" office:value-type="float" office:value="27.7668867538296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7" calcext:value-type="float">
            <text:p>847</text:p>
          </table:table-cell>
          <table:table-cell table:formula="of:=SQRT([.S7])" office:value-type="float" office:value="29.1032644217105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352" calcext:value-type="float">
            <text:p>1352</text:p>
          </table:table-cell>
          <table:table-cell table:style-name="ce15" table:formula="of:=SQRT([.B8])" office:value-type="float" office:value="36.7695526217005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7" calcext:value-type="float">
            <text:p>1927</text:p>
          </table:table-cell>
          <table:table-cell table:formula="of:=SQRT([.H8])" office:value-type="float" office:value="43.8976081352959" calcext:value-type="float">
            <text:p>44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2" calcext:value-type="float">
            <text:p>1352</text:p>
          </table:table-cell>
          <table:table-cell table:style-name="ce15" table:formula="of:=SQRT([.M8])" office:value-type="float" office:value="36.7695526217005" calcext:value-type="float">
            <text:p>37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7" calcext:value-type="float">
            <text:p>1927</text:p>
          </table:table-cell>
          <table:table-cell table:formula="of:=SQRT([.S8])" office:value-type="float" office:value="43.8976081352959" calcext:value-type="float">
            <text:p>4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table:style-name="ce15" table:formula="of:=SQRT([.B9])" office:value-type="float" office:value="40.841155713324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7" calcext:value-type="float">
            <text:p>1677</text:p>
          </table:table-cell>
          <table:table-cell table:formula="of:=SQRT([.H9])" office:value-type="float" office:value="40.9511904588865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table:style-name="ce15" table:formula="of:=SQRT([.M9])" office:value-type="float" office:value="40.841155713324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7" calcext:value-type="float">
            <text:p>1677</text:p>
          </table:table-cell>
          <table:table-cell table:formula="of:=SQRT([.S9])" office:value-type="float" office:value="40.9511904588865" calcext:value-type="float">
            <text:p>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999" calcext:value-type="float">
            <text:p>1,6999</text:p>
          </table:table-cell>
          <table:table-cell table:style-name="ce16" table:formula="of:=SQRT([.B10])" office:value-type="float" office:value="1.30380213222713" calcext:value-type="float">
            <text:p>1,30380</text:p>
          </table:table-cell>
          <table:table-cell office:value-type="float" office:value="1.005736" calcext:value-type="float">
            <text:p>1,0057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H10])" office:value-type="float" office:value="1.30384048104053" calcext:value-type="float">
            <text:p>1,30384</text:p>
          </table:table-cell>
          <table:table-cell office:value-type="float" office:value="0.0957796" calcext:value-type="float">
            <text:p>0,095779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6999" calcext:value-type="float">
            <text:p>1,6999</text:p>
          </table:table-cell>
          <table:table-cell table:style-name="ce16" table:formula="of:=SQRT([.M10])" office:value-type="float" office:value="1.30380213222713" calcext:value-type="float">
            <text:p>1,30380</text:p>
          </table:table-cell>
          <table:table-cell office:value-type="float" office:value="1.005736" calcext:value-type="float">
            <text:p>1,005736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S10])" office:value-type="float" office:value="1.30384048104053" calcext:value-type="float">
            <text:p>1,30384</text:p>
          </table:table-cell>
          <table:table-cell office:value-type="float" office:value="0.0957796" calcext:value-type="float">
            <text:p>0,095779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.5661" calcext:value-type="float">
            <text:p>3,5661</text:p>
          </table:table-cell>
          <table:table-cell table:style-name="ce16" table:formula="of:=SQRT([.B11])" office:value-type="float" office:value="1.88841203131096" calcext:value-type="float">
            <text:p>1,88841</text:p>
          </table:table-cell>
          <table:table-cell office:value-type="float" office:value="0.311468" calcext:value-type="float">
            <text:p>0,31146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66" calcext:value-type="float">
            <text:p>3,766</text:p>
          </table:table-cell>
          <table:table-cell table:style-name="ce16" table:formula="of:=SQRT([.H11])" office:value-type="float" office:value="1.94061845812102" calcext:value-type="float">
            <text:p>1,94062</text:p>
          </table:table-cell>
          <table:table-cell office:value-type="float" office:value="0.283356" calcext:value-type="float">
            <text:p>0,28335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61" calcext:value-type="float">
            <text:p>3,5661</text:p>
          </table:table-cell>
          <table:table-cell table:style-name="ce16" table:formula="of:=SQRT([.M11])" office:value-type="float" office:value="1.88841203131096" calcext:value-type="float">
            <text:p>1,88841</text:p>
          </table:table-cell>
          <table:table-cell office:value-type="float" office:value="0.311468" calcext:value-type="float">
            <text:p>0,31146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66" calcext:value-type="float">
            <text:p>3,766</text:p>
          </table:table-cell>
          <table:table-cell table:style-name="ce16" table:formula="of:=SQRT([.S11])" office:value-type="float" office:value="1.94061845812102" calcext:value-type="float">
            <text:p>1,94062</text:p>
          </table:table-cell>
          <table:table-cell office:value-type="float" office:value="0.283356" calcext:value-type="float">
            <text:p>0,283356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10"/>
          <table:table-cell table:style-name="Default"/>
          <table:table-cell/>
        </table:table-row>
        <table:table-row table:style-name="ro2">
          <table:table-cell table:number-columns-repeated="5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137" calcext:value-type="float">
            <text:p>0,56137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137" calcext:value-type="float">
            <text:p>0,56137</text:p>
          </table:table-cell>
        </table:table-row>
        <table:table-row table:style-name="ro1">
          <table:table-cell office:value-type="string" calcext:value-type="string">
            <text:p>Do not know How do determin n and b</text:p>
          </table:table-cell>
          <table:table-cell table:number-columns-repeated="4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office:value-type="string" calcext:value-type="string">
            <text:p>Do not know How do determin n and b</text:p>
          </table:table-cell>
          <table:table-cell table:number-columns-repeated="4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office:value-type="string" calcext:value-type="string">
            <text:p>I také it from previous paper</text:p>
          </table:table-cell>
          <table:table-cell table:number-columns-repeated="4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367" calcext:value-type="float">
            <text:p>6367</text:p>
          </table:table-cell>
          <table:table-cell table:formula="of:=SQRT([.H15])" office:value-type="float" office:value="79.7934834431985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I také it from previous paper</text:p>
          </table:table-cell>
          <table:table-cell table:number-columns-repeated="4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367" calcext:value-type="float">
            <text:p>6367</text:p>
          </table:table-cell>
          <table:table-cell table:formula="of:=SQRT([.S15])" office:value-type="float" office:value="79.7934834431985" calcext:value-type="float">
            <text:p>8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fixed</text:p>
          </table:table-cell>
          <table:table-cell table:formula="of:=SQRT([.H16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fixed</text:p>
          </table:table-cell>
          <table:table-cell table:formula="of:=SQRT([.S16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03" calcext:value-type="float">
            <text:p>803</text:p>
          </table:table-cell>
          <table:table-cell table:formula="of:=SQRT([.H17])" office:value-type="float" office:value="28.3372546306095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03" calcext:value-type="float">
            <text:p>803</text:p>
          </table:table-cell>
          <table:table-cell table:formula="of:=SQRT([.S17])" office:value-type="float" office:value="28.3372546306095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817" calcext:value-type="float">
            <text:p>1817</text:p>
          </table:table-cell>
          <table:table-cell table:formula="of:=SQRT([.H18])" office:value-type="float" office:value="42.6262829718942" calcext:value-type="float">
            <text:p>43</text:p>
          </table:table-cell>
          <table:table-cell office:value-type="float" office:value="607" calcext:value-type="float">
            <text:p>607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817" calcext:value-type="float">
            <text:p>1817</text:p>
          </table:table-cell>
          <table:table-cell table:formula="of:=SQRT([.S18])" office:value-type="float" office:value="42.6262829718942" calcext:value-type="float">
            <text:p>4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36" calcext:value-type="float">
            <text:p>1636</text:p>
          </table:table-cell>
          <table:table-cell table:formula="of:=SQRT([.H19])" office:value-type="float" office:value="40.4474968323134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36" calcext:value-type="float">
            <text:p>1636</text:p>
          </table:table-cell>
          <table:table-cell table:formula="of:=SQRT([.S19])" office:value-type="float" office:value="40.4474968323134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H20])" office:value-type="float" office:value="1.30384048104053" calcext:value-type="float">
            <text:p>1,30384</text:p>
          </table:table-cell>
          <table:table-cell office:value-type="float" office:value="0.131825" calcext:value-type="float">
            <text:p>0,13182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S20])" office:value-type="float" office:value="1.30384048104053" calcext:value-type="float">
            <text:p>1,30384</text:p>
          </table:table-cell>
          <table:table-cell office:value-type="float" office:value="0.131825" calcext:value-type="float">
            <text:p>0,1318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7379" calcext:value-type="float">
            <text:p>3,67379</text:p>
          </table:table-cell>
          <table:table-cell table:style-name="ce16" table:formula="of:=SQRT([.H21])" office:value-type="float" office:value="1.91671333276523" calcext:value-type="float">
            <text:p>1,91671</text:p>
          </table:table-cell>
          <table:table-cell office:value-type="float" office:value="0.319593" calcext:value-type="float">
            <text:p>0,319593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7379" calcext:value-type="float">
            <text:p>3,67379</text:p>
          </table:table-cell>
          <table:table-cell table:style-name="ce16" table:formula="of:=SQRT([.S21])" office:value-type="float" office:value="1.91671333276523" calcext:value-type="float">
            <text:p>1,91671</text:p>
          </table:table-cell>
          <table:table-cell office:value-type="float" office:value="0.319593" calcext:value-type="float">
            <text:p>0,319593</text:p>
          </table:table-cell>
        </table:table-row>
        <table:table-row table:style-name="ro1">
          <table:table-cell table:number-columns-repeated="5"/>
          <table:table-cell table:style-name="ce13" table:number-columns-repeated="5"/>
          <table:table-cell table:number-columns-repeated="6"/>
          <table:table-cell table:style-name="ce13" table:number-columns-repeated="5"/>
        </table:table-row>
        <table:table-row table:style-name="ro2">
          <table:table-cell table:number-columns-repeated="5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9302" calcext:value-type="float">
            <text:p>0,569302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9302" calcext:value-type="float">
            <text:p>0,569302</text:p>
          </table:table-cell>
        </table:table-row>
        <table:table-row table:style-name="ro1">
          <table:table-cell table:number-columns-repeated="5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6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601" calcext:value-type="float">
            <text:p>6601</text:p>
          </table:table-cell>
          <table:table-cell table:formula="of:=SQRT([.H25])" office:value-type="float" office:value="81.2465383877984" calcext:value-type="float">
            <text:p>81</text:p>
          </table:table-cell>
          <table:table-cell office:value-type="float" office:value="575" calcext:value-type="float">
            <text:p>575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601" calcext:value-type="float">
            <text:p>6601</text:p>
          </table:table-cell>
          <table:table-cell table:formula="of:=SQRT([.S25])" office:value-type="float" office:value="81.2465383877984" calcext:value-type="float">
            <text:p>8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70" calcext:value-type="float">
            <text:p>870</text:p>
          </table:table-cell>
          <table:table-cell table:formula="of:=SQRT([.H26])" office:value-type="float" office:value="29.4957624075052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70" calcext:value-type="float">
            <text:p>870</text:p>
          </table:table-cell>
          <table:table-cell table:formula="of:=SQRT([.S26])" office:value-type="float" office:value="29.4957624075052" calcext:value-type="float">
            <text:p>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ixed</text:p>
          </table:table-cell>
          <table:table-cell table:formula="of:=SQRT([.H27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fixed</text:p>
          </table:table-cell>
          <table:table-cell table:formula="of:=SQRT([.S27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629" calcext:value-type="float">
            <text:p>1629</text:p>
          </table:table-cell>
          <table:table-cell table:formula="of:=SQRT([.H28])" office:value-type="float" office:value="40.3608721412211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629" calcext:value-type="float">
            <text:p>1629</text:p>
          </table:table-cell>
          <table:table-cell table:formula="of:=SQRT([.S28])" office:value-type="float" office:value="40.3608721412211" calcext:value-type="float">
            <text:p>4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42" calcext:value-type="float">
            <text:p>1642</text:p>
          </table:table-cell>
          <table:table-cell table:formula="of:=SQRT([.H29])" office:value-type="float" office:value="40.5215991787096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42" calcext:value-type="float">
            <text:p>1642</text:p>
          </table:table-cell>
          <table:table-cell table:formula="of:=SQRT([.S29])" office:value-type="float" office:value="40.5215991787096" calcext:value-type="float">
            <text:p>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H30])" office:value-type="float" office:value="1.30384048104053" calcext:value-type="float">
            <text:p>1,30384</text:p>
          </table:table-cell>
          <table:table-cell office:value-type="float" office:value="0.124875" calcext:value-type="float">
            <text:p>0,12487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S30])" office:value-type="float" office:value="1.30384048104053" calcext:value-type="float">
            <text:p>1,30384</text:p>
          </table:table-cell>
          <table:table-cell office:value-type="float" office:value="0.124875" calcext:value-type="float">
            <text:p>0,1248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9064" calcext:value-type="float">
            <text:p>3,69064</text:p>
          </table:table-cell>
          <table:table-cell table:style-name="ce16" table:formula="of:=SQRT([.H31])" office:value-type="float" office:value="1.92110384935328" calcext:value-type="float">
            <text:p>1,92110</text:p>
          </table:table-cell>
          <table:table-cell office:value-type="float" office:value="0.28677" calcext:value-type="float">
            <text:p>0,28677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69064" calcext:value-type="float">
            <text:p>3,69064</text:p>
          </table:table-cell>
          <table:table-cell table:style-name="ce16" table:formula="of:=SQRT([.S31])" office:value-type="float" office:value="1.92110384935328" calcext:value-type="float">
            <text:p>1,92110</text:p>
          </table:table-cell>
          <table:table-cell office:value-type="float" office:value="0.28677" calcext:value-type="float">
            <text:p>0,28677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</table:table-row>
        <table:table-row table:style-name="ro1">
          <table:table-cell table:number-columns-repeated="5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6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833" calcext:value-type="float">
            <text:p>6833</text:p>
          </table:table-cell>
          <table:table-cell table:formula="of:=SQRT([.H35])" office:value-type="float" office:value="82.661962231730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833" calcext:value-type="float">
            <text:p>6833</text:p>
          </table:table-cell>
          <table:table-cell table:formula="of:=SQRT([.S35])" office:value-type="float" office:value="82.6619622317303" calcext:value-type="float">
            <text:p>8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04" calcext:value-type="float">
            <text:p>804</text:p>
          </table:table-cell>
          <table:table-cell table:formula="of:=SQRT([.H36])" office:value-type="float" office:value="28.3548937575156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804" calcext:value-type="float">
            <text:p>804</text:p>
          </table:table-cell>
          <table:table-cell table:formula="of:=SQRT([.S36])" office:value-type="float" office:value="28.3548937575156" calcext:value-type="float">
            <text:p>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10" calcext:value-type="float">
            <text:p>810</text:p>
          </table:table-cell>
          <table:table-cell table:formula="of:=SQRT([.H37])" office:value-type="float" office:value="28.4604989415154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10" calcext:value-type="float">
            <text:p>810</text:p>
          </table:table-cell>
          <table:table-cell table:formula="of:=SQRT([.S37])" office:value-type="float" office:value="28.4604989415154" calcext:value-type="float">
            <text:p>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ixed</text:p>
          </table:table-cell>
          <table:table-cell table:formula="of:=SQRT([.H38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ixed</text:p>
          </table:table-cell>
          <table:table-cell table:formula="of:=SQRT([.S38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table:formula="of:=SQRT([.H39])" office:value-type="float" office:value="40.8900966005217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float" office:value="1672" calcext:value-type="float">
            <text:p>1672</text:p>
          </table:table-cell>
          <table:table-cell table:formula="of:=SQRT([.S39])" office:value-type="float" office:value="40.8900966005217" calcext:value-type="float">
            <text:p>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H40])" office:value-type="float" office:value="1.30384048104053" calcext:value-type="float">
            <text:p>1,30384</text:p>
          </table:table-cell>
          <table:table-cell office:value-type="float" office:value="0.10194" calcext:value-type="float">
            <text:p>0,10194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S40])" office:value-type="float" office:value="1.30384048104053" calcext:value-type="float">
            <text:p>1,30384</text:p>
          </table:table-cell>
          <table:table-cell office:value-type="float" office:value="0.10194" calcext:value-type="float">
            <text:p>0,101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33" calcext:value-type="float">
            <text:p>3,7533</text:p>
          </table:table-cell>
          <table:table-cell table:style-name="ce16" table:formula="of:=SQRT([.H41])" office:value-type="float" office:value="1.93734354206991" calcext:value-type="float">
            <text:p>1,93734</text:p>
          </table:table-cell>
          <table:table-cell office:value-type="float" office:value="0.283619" calcext:value-type="float">
            <text:p>0,283619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33" calcext:value-type="float">
            <text:p>3,7533</text:p>
          </table:table-cell>
          <table:table-cell table:style-name="ce16" table:formula="of:=SQRT([.S41])" office:value-type="float" office:value="1.93734354206991" calcext:value-type="float">
            <text:p>1,93734</text:p>
          </table:table-cell>
          <table:table-cell office:value-type="float" office:value="0.283619" calcext:value-type="float">
            <text:p>0,283619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5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MC data</text:p>
          </table:table-cell>
          <table:covered-table-cell table:number-columns-repeated="2"/>
          <table:table-cell table:style-name="ce14" office:value-type="string" calcext:value-type="string">
            <text:p>chi2/ndf:</text:p>
          </table:table-cell>
          <table:table-cell office:value-type="float" office:value="0.5631" calcext:value-type="float">
            <text:p>0,5631</text:p>
          </table:table-cell>
        </table:table-row>
        <table:table-row table:style-name="ro1">
          <table:table-cell table:number-columns-repeated="5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6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50" calcext:value-type="float">
            <text:p>6250</text:p>
          </table:table-cell>
          <table:table-cell table:formula="of:=SQRT([.H45])" office:value-type="float" office:value="79.0569415042095" calcext:value-type="float">
            <text:p>79</text:p>
          </table:table-cell>
          <table:table-cell office:value-type="float" office:value="641" calcext:value-type="float">
            <text:p>641</text:p>
          </table:table-cell>
          <table:table-cell table:number-columns-repeated="6"/>
          <table:table-cell office:value-type="string" calcext:value-type="string">
            <text:p>coh</text:p>
          </table:table-cell>
          <table:table-cell office:value-type="float" office:value="6882" calcext:value-type="float">
            <text:p>6882</text:p>
          </table:table-cell>
          <table:table-cell office:value-type="float" office:value="6250" calcext:value-type="float">
            <text:p>6250</text:p>
          </table:table-cell>
          <table:table-cell table:formula="of:=SQRT([.S45])" office:value-type="float" office:value="79.0569415042095" calcext:value-type="float">
            <text:p>7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85" calcext:value-type="float">
            <text:p>785</text:p>
          </table:table-cell>
          <table:table-cell table:formula="of:=SQRT([.H46])" office:value-type="float" office:value="28.017851452243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string" calcext:value-type="string">
            <text:p>incoh</text:p>
          </table:table-cell>
          <table:table-cell office:value-type="float" office:value="852" calcext:value-type="float">
            <text:p>852</text:p>
          </table:table-cell>
          <table:table-cell office:value-type="float" office:value="785" calcext:value-type="float">
            <text:p>785</text:p>
          </table:table-cell>
          <table:table-cell table:formula="of:=SQRT([.S46])" office:value-type="float" office:value="28.017851452243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3" calcext:value-type="float">
            <text:p>843</text:p>
          </table:table-cell>
          <table:table-cell table:formula="of:=SQRT([.H47])" office:value-type="float" office:value="29.034462281915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string" calcext:value-type="string">
            <text:p>coh2</text:p>
          </table:table-cell>
          <table:table-cell office:value-type="float" office:value="721" calcext:value-type="float">
            <text:p>721</text:p>
          </table:table-cell>
          <table:table-cell office:value-type="float" office:value="843" calcext:value-type="float">
            <text:p>843</text:p>
          </table:table-cell>
          <table:table-cell table:formula="of:=SQRT([.S47])" office:value-type="float" office:value="29.0344622819159" calcext:value-type="float">
            <text:p>2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3" calcext:value-type="float">
            <text:p>1923</text:p>
          </table:table-cell>
          <table:table-cell table:formula="of:=SQRT([.H48])" office:value-type="float" office:value="43.8520238985614" calcext:value-type="float">
            <text:p>44</text:p>
          </table:table-cell>
          <table:table-cell office:value-type="float" office:value="621" calcext:value-type="float">
            <text:p>621</text:p>
          </table:table-cell>
          <table:table-cell table:number-columns-repeated="6"/>
          <table:table-cell office:value-type="string" calcext:value-type="string">
            <text:p>gamma</text:p>
          </table:table-cell>
          <table:table-cell office:value-type="float" office:value="1350" calcext:value-type="float">
            <text:p>1350</text:p>
          </table:table-cell>
          <table:table-cell office:value-type="float" office:value="1923" calcext:value-type="float">
            <text:p>1923</text:p>
          </table:table-cell>
          <table:table-cell table:formula="of:=SQRT([.S48])" office:value-type="float" office:value="43.8520238985614" calcext:value-type="float">
            <text:p>4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ixed</text:p>
          </table:table-cell>
          <table:table-cell table:formula="of:=SQRT([.H49])" office:value-type="string" office:string-value="" calcext:value-type="error">
            <text:p>#VALUE!</text:p>
          </table:table-cell>
          <table:table-cell table:number-columns-repeated="7"/>
          <table:table-cell office:value-type="string" calcext:value-type="string">
            <text:p>disoc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ixed</text:p>
          </table:table-cell>
          <table:table-cell table:formula="of:=SQRT([.S49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H50])" office:value-type="float" office:value="1.30384048104053" calcext:value-type="float">
            <text:p>1,30384</text:p>
          </table:table-cell>
          <table:table-cell office:value-type="float" office:value="0.0795964" calcext:value-type="float">
            <text:p>0,0795964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2" office:value-type="float" office:value="1.7" calcext:value-type="float">
            <text:p>1,7</text:p>
          </table:table-cell>
          <table:table-cell table:style-name="ce16" table:formula="of:=SQRT([.S50])" office:value-type="float" office:value="1.30384048104053" calcext:value-type="float">
            <text:p>1,30384</text:p>
          </table:table-cell>
          <table:table-cell office:value-type="float" office:value="0.0795964" calcext:value-type="float">
            <text:p>0,079596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047" calcext:value-type="float">
            <text:p>3,75047</text:p>
          </table:table-cell>
          <table:table-cell table:style-name="ce16" table:formula="of:=SQRT([.H51])" office:value-type="float" office:value="1.93661302277972" calcext:value-type="float">
            <text:p>1,93661</text:p>
          </table:table-cell>
          <table:table-cell office:value-type="float" office:value="0.285092" calcext:value-type="float">
            <text:p>0,285092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float" office:value="3.56" calcext:value-type="float">
            <text:p>3,56</text:p>
          </table:table-cell>
          <table:table-cell office:value-type="float" office:value="3.75047" calcext:value-type="float">
            <text:p>3,75047</text:p>
          </table:table-cell>
          <table:table-cell table:style-name="ce16" table:formula="of:=SQRT([.S51])" office:value-type="float" office:value="1.93661302277972" calcext:value-type="float">
            <text:p>1,93661</text:p>
          </table:table-cell>
          <table:table-cell office:value-type="float" office:value="0.285092" calcext:value-type="float">
            <text:p>0,285092</text:p>
          </table:table-cell>
        </table:table-row>
      </table:table>
      <table:table table:name="List1" table:style-name="ta1">
        <table:table-column table:style-name="co1" table:number-columns-repeated="8" table:default-cell-style-name="Default"/>
        <table:table-column table:style-name="co1" table:default-cell-style-name="ce18"/>
        <table:table-column table:style-name="co1" table:number-columns-repeated="41" table:default-cell-style-name="Default"/>
        <table:table-row table:style-name="ro1" table:number-rows-repeated="4">
          <table:table-cell table:number-columns-repeated="50"/>
        </table:table-row>
        <table:table-row table:style-name="ro1">
          <table:table-cell office:value-type="string" calcext:value-type="string">
            <text:p>#N_fit-data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style-name="ce13"/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137" calcext:value-type="float">
            <text:p>6137</text:p>
          </table:table-cell>
          <table:table-cell table:style-name="ce15" table:formula="of:=SQRT([.E6])" office:value-type="float" office:value="78.3390068867355" calcext:value-type="float">
            <text:p>78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style-name="ce15" table:formula="of:=SQRT([.L6])" office:value-type="float" office:value="18.2482875908947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table:style-name="ce15" table:formula="of:=SQRT([.R6])" office:value-type="float" office:value="25.884358211089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76" calcext:value-type="float">
            <text:p>1676</text:p>
          </table:table-cell>
          <table:table-cell table:style-name="ce15" table:formula="of:=SQRT([.X6])" office:value-type="float" office:value="40.9389789809174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50" calcext:value-type="float">
            <text:p>3350</text:p>
          </table:table-cell>
          <table:table-cell table:style-name="ce15" table:formula="of:=SQRT([.AD6])" office:value-type="float" office:value="57.8791845139511" calcext:value-type="float">
            <text:p>58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91" calcext:value-type="float">
            <text:p>6691</text:p>
          </table:table-cell>
          <table:table-cell table:style-name="ce15" table:formula="of:=SQRT([.AJ6])" office:value-type="float" office:value="81.7985329941803" calcext:value-type="float">
            <text:p>82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5" calcext:value-type="float">
            <text:p>13385</text:p>
          </table:table-cell>
          <table:table-cell table:style-name="ce15" table:formula="of:=SQRT([.AP6])" office:value-type="float" office:value="115.693560754262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38" calcext:value-type="float">
            <text:p>26738</text:p>
          </table:table-cell>
          <table:table-cell table:style-name="ce15" table:formula="of:=SQRT([.AV6])" office:value-type="float" office:value="163.517583152394" calcext:value-type="float">
            <text:p>1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1036" calcext:value-type="float">
            <text:p>1036</text:p>
          </table:table-cell>
          <table:table-cell office:value-type="float" office:value="1052" calcext:value-type="float">
            <text:p>1052</text:p>
          </table:table-cell>
          <table:table-cell table:style-name="ce15" table:formula="of:=SQRT([.E7])" office:value-type="float" office:value="32.4345494804537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L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R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X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D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J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P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V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531" calcext:value-type="float">
            <text:p>1531</text:p>
          </table:table-cell>
          <table:table-cell office:value-type="float" office:value="2077" calcext:value-type="float">
            <text:p>2077</text:p>
          </table:table-cell>
          <table:table-cell table:style-name="ce15" table:formula="of:=SQRT([.E8])" office:value-type="float" office:value="45.5741154604234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L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R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X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D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J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P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V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0" calcext:value-type="float">
            <text:p>1400</text:p>
          </table:table-cell>
          <table:table-cell office:value-type="float" office:value="2077" calcext:value-type="float">
            <text:p>2077</text:p>
          </table:table-cell>
          <table:table-cell table:style-name="ce15" table:formula="of:=SQRT([.E9])" office:value-type="float" office:value="45.5741154604234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L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R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X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D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J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P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V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 table:style-name="ce13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table:style-name="ce15" table:formula="of:=SQRT([.L12])" office:value-type="float" office:value="19.9749843554382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547" calcext:value-type="float">
            <text:p>547</text:p>
          </table:table-cell>
          <table:table-cell table:style-name="ce15" table:formula="of:=SQRT([.R12])" office:value-type="float" office:value="23.38803112705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407" calcext:value-type="float">
            <text:p>1407</text:p>
          </table:table-cell>
          <table:table-cell table:style-name="ce15" table:formula="of:=SQRT([.X12])" office:value-type="float" office:value="37.5099986670221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2862" calcext:value-type="float">
            <text:p>2862</text:p>
          </table:table-cell>
          <table:table-cell table:style-name="ce15" table:formula="of:=SQRT([.AD12])" office:value-type="float" office:value="53.497663500381" calcext:value-type="float">
            <text:p>53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503" calcext:value-type="float">
            <text:p>6503</text:p>
          </table:table-cell>
          <table:table-cell table:style-name="ce15" table:formula="of:=SQRT([.AJ12])" office:value-type="float" office:value="80.641180546914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4281" calcext:value-type="float">
            <text:p>4281</text:p>
          </table:table-cell>
          <table:table-cell table:style-name="ce15" table:formula="of:=SQRT([.AP12])" office:value-type="float" office:value="65.4293512118224" calcext:value-type="float">
            <text:p>65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8535" calcext:value-type="float">
            <text:p>8535</text:p>
          </table:table-cell>
          <table:table-cell table:style-name="ce15" table:formula="of:=SQRT([.AV12])" office:value-type="float" office:value="92.3850637278559" calcext:value-type="float">
            <text:p>92</text:p>
          </table:table-cell>
          <table:table-cell office:value-type="float" office:value="13797" calcext:value-type="float">
            <text:p>13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2017" calcext:value-type="float">
            <text:p>2017</text:p>
          </table:table-cell>
          <table:table-cell office:value-type="float" office:value="1700" calcext:value-type="float">
            <text:p>1700</text:p>
          </table:table-cell>
          <table:table-cell table:style-name="ce15" table:formula="of:=SQRT([.E13])" office:value-type="float" office:value="41.2310562561766" calcext:value-type="float">
            <text:p>4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L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R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X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D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J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P1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V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table:style-name="ce15" table:formula="of:=SQRT([.E14])" office:value-type="float" office:value="17.0880074906351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5" table:formula="of:=SQRT([.L14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37" calcext:value-type="float">
            <text:p>137</text:p>
          </table:table-cell>
          <table:table-cell office:value-type="float" office:value="260" calcext:value-type="float">
            <text:p>260</text:p>
          </table:table-cell>
          <table:table-cell table:style-name="ce15" table:formula="of:=SQRT([.R14])" office:value-type="float" office:value="16.1245154965971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362" calcext:value-type="float">
            <text:p>362</text:p>
          </table:table-cell>
          <table:table-cell office:value-type="float" office:value="632" calcext:value-type="float">
            <text:p>632</text:p>
          </table:table-cell>
          <table:table-cell table:style-name="ce15" table:formula="of:=SQRT([.X14])" office:value-type="float" office:value="25.1396101799531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766" calcext:value-type="float">
            <text:p>766</text:p>
          </table:table-cell>
          <table:table-cell office:value-type="float" office:value="1254" calcext:value-type="float">
            <text:p>1254</text:p>
          </table:table-cell>
          <table:table-cell table:style-name="ce15" table:formula="of:=SQRT([.AD14])" office:value-type="float" office:value="35.4118624192515" calcext:value-type="float">
            <text:p>3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531" calcext:value-type="float">
            <text:p>1531</text:p>
          </table:table-cell>
          <table:table-cell office:value-type="float" office:value="1718" calcext:value-type="float">
            <text:p>1718</text:p>
          </table:table-cell>
          <table:table-cell table:style-name="ce15" table:formula="of:=SQRT([.AJ14])" office:value-type="float" office:value="41.4487635521254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3065" calcext:value-type="float">
            <text:p>3065</text:p>
          </table:table-cell>
          <table:table-cell office:value-type="float" office:value="3290" calcext:value-type="float">
            <text:p>3290</text:p>
          </table:table-cell>
          <table:table-cell table:style-name="ce15" table:formula="of:=SQRT([.AP14])" office:value-type="float" office:value="57.3585215988" calcext:value-type="float">
            <text:p>5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5" calcext:value-type="float">
            <text:p>6055</text:p>
          </table:table-cell>
          <table:table-cell office:value-type="float" office:value="6558" calcext:value-type="float">
            <text:p>6558</text:p>
          </table:table-cell>
          <table:table-cell table:style-name="ce15" table:formula="of:=SQRT([.AV14])" office:value-type="float" office:value="80.9814793641114" calcext:value-type="float">
            <text:p>81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452" calcext:value-type="float">
            <text:p>452</text:p>
          </table:table-cell>
          <table:table-cell office:value-type="float" office:value="764" calcext:value-type="float">
            <text:p>764</text:p>
          </table:table-cell>
          <table:table-cell table:style-name="ce15" table:formula="of:=SQRT([.E15])" office:value-type="float" office:value="27.6405499221705" calcext:value-type="float">
            <text:p>28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L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R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X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D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J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P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V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420" calcext:value-type="float">
            <text:p>420</text:p>
          </table:table-cell>
          <table:table-cell office:value-type="float" office:value="445" calcext:value-type="float">
            <text:p>445</text:p>
          </table:table-cell>
          <table:table-cell table:style-name="ce15" table:formula="of:=SQRT([.E16])" office:value-type="float" office:value="21.095023109729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 table:style-name="ce13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style-name="ce15" table:formula="of:=SQRT([.L18])" office:value-type="float" office:value="18.2482875908947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table:style-name="ce15" table:formula="of:=SQRT([.R18])" office:value-type="float" office:value="25.884358211089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69" calcext:value-type="float">
            <text:p>1669</text:p>
          </table:table-cell>
          <table:table-cell table:style-name="ce15" table:formula="of:=SQRT([.X18])" office:value-type="float" office:value="40.85339643163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36" calcext:value-type="float">
            <text:p>3336</text:p>
          </table:table-cell>
          <table:table-cell table:style-name="ce15" table:formula="of:=SQRT([.AD18])" office:value-type="float" office:value="57.7581163127746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68" calcext:value-type="float">
            <text:p>6668</text:p>
          </table:table-cell>
          <table:table-cell table:style-name="ce15" table:formula="of:=SQRT([.AJ18])" office:value-type="float" office:value="81.6578226503744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66" calcext:value-type="float">
            <text:p>13366</text:p>
          </table:table-cell>
          <table:table-cell table:style-name="ce15" table:formula="of:=SQRT([.AP18])" office:value-type="float" office:value="115.611418121222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01" calcext:value-type="float">
            <text:p>26701</text:p>
          </table:table-cell>
          <table:table-cell table:style-name="ce15" table:formula="of:=SQRT([.AV18])" office:value-type="float" office:value="163.404406305338" calcext:value-type="float">
            <text:p>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1143" calcext:value-type="float">
            <text:p>1143</text:p>
          </table:table-cell>
          <table:table-cell office:value-type="float" office:value="874" calcext:value-type="float">
            <text:p>874</text:p>
          </table:table-cell>
          <table:table-cell table:style-name="ce15" table:formula="of:=SQRT([.E19])" office:value-type="float" office:value="29.563490998189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15" table:formula="of:=SQRT([.L19])" office:value-type="float" office:value="7.34846922834953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coh</text:p>
          </table:table-cell>
          <table:table-cell table:number-columns-repeated="2" office:value-type="float" office:value="107" calcext:value-type="float">
            <text:p>107</text:p>
          </table:table-cell>
          <table:table-cell table:style-name="ce15" table:formula="of:=SQRT([.R19])" office:value-type="float" office:value="10.3440804327886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table:style-name="ce15" table:formula="of:=SQRT([.X19])" office:value-type="float" office:value="16.431676725155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table:style-name="ce15" table:formula="of:=SQRT([.AD19])" office:value-type="float" office:value="23.2163735324878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1036" calcext:value-type="float">
            <text:p>1036</text:p>
          </table:table-cell>
          <table:table-cell office:value-type="float" office:value="1059" calcext:value-type="float">
            <text:p>1059</text:p>
          </table:table-cell>
          <table:table-cell table:style-name="ce15" table:formula="of:=SQRT([.AJ19])" office:value-type="float" office:value="32.542280190546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2080" calcext:value-type="float">
            <text:p>2080</text:p>
          </table:table-cell>
          <table:table-cell office:value-type="float" office:value="2099" calcext:value-type="float">
            <text:p>2099</text:p>
          </table:table-cell>
          <table:table-cell table:style-name="ce15" table:formula="of:=SQRT([.AP19])" office:value-type="float" office:value="45.8148447558212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incoh</text:p>
          </table:table-cell>
          <table:table-cell office:value-type="float" office:value="4184" calcext:value-type="float">
            <text:p>4184</text:p>
          </table:table-cell>
          <table:table-cell office:value-type="float" office:value="4221" calcext:value-type="float">
            <text:p>4221</text:p>
          </table:table-cell>
          <table:table-cell table:style-name="ce15" table:formula="of:=SQRT([.AV19])" office:value-type="float" office:value="64.9692234831231" calcext:value-type="float">
            <text:p>6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table:style-name="ce15" table:formula="of:=SQRT([.E20])" office:value-type="float" office:value="14.456832294801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L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R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X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D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J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P2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V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243" calcext:value-type="float">
            <text:p>243</text:p>
          </table:table-cell>
          <table:table-cell office:value-type="float" office:value="503" calcext:value-type="float">
            <text:p>503</text:p>
          </table:table-cell>
          <table:table-cell table:style-name="ce15" table:formula="of:=SQRT([.E21])" office:value-type="float" office:value="22.4276614920058" calcext:value-type="float">
            <text:p>22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L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R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X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D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J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P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table:number-columns-repeated="2"/>
          <table:table-cell table:style-name="ce15" table:formula="of:=SQRT([.AV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table:style-name="ce15" table:formula="of:=SQRT([.E22])" office:value-type="float" office:value="14.7309198626562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43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 table:style-name="ce13"/>
          <table:table-cell/>
          <table:table-cell office:value-type="string" calcext:value-type="string">
            <text:p>coh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style-name="ce15" table:formula="of:=SQRT([.L24])" office:value-type="float" office:value="18.1934053986603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71" calcext:value-type="float">
            <text:p>671</text:p>
          </table:table-cell>
          <table:table-cell office:value-type="float" office:value="667" calcext:value-type="float">
            <text:p>667</text:p>
          </table:table-cell>
          <table:table-cell table:style-name="ce15" table:formula="of:=SQRT([.R24])" office:value-type="float" office:value="25.8263431402899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678" calcext:value-type="float">
            <text:p>1678</text:p>
          </table:table-cell>
          <table:table-cell office:value-type="float" office:value="1671" calcext:value-type="float">
            <text:p>1671</text:p>
          </table:table-cell>
          <table:table-cell table:style-name="ce15" table:formula="of:=SQRT([.X24])" office:value-type="float" office:value="40.8778668719394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3351" calcext:value-type="float">
            <text:p>3351</text:p>
          </table:table-cell>
          <table:table-cell office:value-type="float" office:value="3333" calcext:value-type="float">
            <text:p>3333</text:p>
          </table:table-cell>
          <table:table-cell table:style-name="ce15" table:formula="of:=SQRT([.AD24])" office:value-type="float" office:value="57.7321400954442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6692" calcext:value-type="float">
            <text:p>6692</text:p>
          </table:table-cell>
          <table:table-cell office:value-type="float" office:value="6685" calcext:value-type="float">
            <text:p>6685</text:p>
          </table:table-cell>
          <table:table-cell table:style-name="ce15" table:formula="of:=SQRT([.AJ24])" office:value-type="float" office:value="81.7618492941543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13386" calcext:value-type="float">
            <text:p>13386</text:p>
          </table:table-cell>
          <table:table-cell office:value-type="float" office:value="13388" calcext:value-type="float">
            <text:p>13388</text:p>
          </table:table-cell>
          <table:table-cell table:style-name="ce15" table:formula="of:=SQRT([.AP24])" office:value-type="float" office:value="115.70652531296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coh</text:p>
          </table:table-cell>
          <table:table-cell office:value-type="float" office:value="26739" calcext:value-type="float">
            <text:p>26739</text:p>
          </table:table-cell>
          <table:table-cell office:value-type="float" office:value="26770" calcext:value-type="float">
            <text:p>26770</text:p>
          </table:table-cell>
          <table:table-cell table:style-name="ce15" table:formula="of:=SQRT([.AV24])" office:value-type="float" office:value="163.615402697912" calcext:value-type="float">
            <text:p>16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602" calcext:value-type="float">
            <text:p>602</text:p>
          </table:table-cell>
          <table:table-cell office:value-type="float" office:value="461" calcext:value-type="float">
            <text:p>461</text:p>
          </table:table-cell>
          <table:table-cell table:style-name="ce15" table:formula="of:=SQRT([.E25])" office:value-type="float" office:value="21.4709105535839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L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R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X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D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J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P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oh</text:p>
          </table:table-cell>
          <table:table-cell table:number-columns-repeated="2"/>
          <table:table-cell table:style-name="ce15" table:formula="of:=SQRT([.AV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table:style-name="ce15" table:formula="of:=SQRT([.E26])" office:value-type="float" office:value="10.4403065089106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L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R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X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D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J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P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table:number-columns-repeated="2"/>
          <table:table-cell table:style-name="ce15" table:formula="of:=SQRT([.AV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table:style-name="ce15" table:formula="of:=SQRT([.E27])" office:value-type="float" office:value="16.062378404209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15" table:formula="of:=SQRT([.L27])" office:value-type="float" office:value="8.48528137423857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style-name="ce15" table:formula="of:=SQRT([.R27])" office:value-type="float" office:value="11.9582607431014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table:style-name="ce15" table:formula="of:=SQRT([.X27])" office:value-type="float" office:value="18.8679622641132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700" calcext:value-type="float">
            <text:p>700</text:p>
          </table:table-cell>
          <table:table-cell office:value-type="float" office:value="717" calcext:value-type="float">
            <text:p>717</text:p>
          </table:table-cell>
          <table:table-cell table:style-name="ce15" table:formula="of:=SQRT([.AD27])" office:value-type="float" office:value="26.7768556779918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1400" calcext:value-type="float">
            <text:p>1400</text:p>
          </table:table-cell>
          <table:table-cell office:value-type="float" office:value="1406" calcext:value-type="float">
            <text:p>1406</text:p>
          </table:table-cell>
          <table:table-cell table:style-name="ce15" table:formula="of:=SQRT([.AJ27])" office:value-type="float" office:value="37.4966665185053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2800" calcext:value-type="float">
            <text:p>2800</text:p>
          </table:table-cell>
          <table:table-cell office:value-type="float" office:value="2797" calcext:value-type="float">
            <text:p>2797</text:p>
          </table:table-cell>
          <table:table-cell table:style-name="ce15" table:formula="of:=SQRT([.AP27])" office:value-type="float" office:value="52.8866712887094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isoc</text:p>
          </table:table-cell>
          <table:table-cell office:value-type="float" office:value="5600" calcext:value-type="float">
            <text:p>5600</text:p>
          </table:table-cell>
          <table:table-cell office:value-type="float" office:value="5573" calcext:value-type="float">
            <text:p>5573</text:p>
          </table:table-cell>
          <table:table-cell table:style-name="ce15" table:formula="of:=SQRT([.AV27])" office:value-type="float" office:value="74.6525284233562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table:style-name="ce15" table:formula="of:=SQRT([.E28])" office:value-type="float" office:value="10.6770782520313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43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2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entries</text:p>
          </table:table-cell>
          <table:table-cell table:style-name="ce13" office:value-type="string" calcext:value-type="string">
            <text:p>#N_fit</text:p>
          </table:table-cell>
          <table:table-cell table:style-name="ce13"/>
          <table:table-cell table:style-name="ce13" office:value-type="string" calcext:value-type="string">
            <text:p>#N_fit error</text:p>
          </table:table-cell>
          <table:table-cell table:style-name="ce1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table:style-name="ce15" table:formula="of:=SQRT([.E31])" office:value-type="float" office:value="10.3440804327886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incoh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15" table:formula="of:=SQRT([.E32])" office:value-type="float" office:value="4.24264068711929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gamma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style-name="ce15" table:formula="of:=SQRT([.E33])" office:value-type="float" office:value="7.14142842854285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disoc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5" table:formula="of:=SQRT([.E34])" office:value-type="float" office:value="5.47722557505166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oh</text:p>
          </table:table-cell>
          <table:table-cell office:value-type="float" office:value="6737" calcext:value-type="float">
            <text:p>6737</text:p>
          </table:table-cell>
          <table:table-cell table:style-name="ce15" table:formula="of:=SQRT([.K34])" office:value-type="float" office:value="82.0792300158816" calcext:value-type="float">
            <text:p>82</text:p>
          </table:table-cell>
          <table:table-cell office:value-type="float" office:value="657" calcext:value-type="float">
            <text:p>65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15" table:formula="of:=SQRT([.K35])" office:value-type="float" office:value="28.930952282978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81" calcext:value-type="float">
            <text:p>781</text:p>
          </table:table-cell>
          <table:table-cell table:style-name="ce15" table:formula="of:=SQRT([.K36])" office:value-type="float" office:value="27.9463772249642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6" calcext:value-type="float">
            <text:p>1526</text:p>
          </table:table-cell>
          <table:table-cell table:style-name="ce15" table:formula="of:=SQRT([.K37])" office:value-type="float" office:value="39.0640499692492" calcext:value-type="float">
            <text:p>39</text:p>
          </table:table-cell>
          <table:table-cell office:value-type="float" office:value="634" calcext:value-type="float">
            <text:p>63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15" table:formula="of:=SQRT([.K38])" office:value-type="float" office:value="40.7921561087423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table:number-columns-repeated="37"/>
        </table:table-row>
        <table:table-row table:style-name="ro1">
          <table:table-cell table:number-columns-repeated="9"/>
          <table:table-cell table:style-name="ce13" table:number-columns-repeated="5"/>
          <table:table-cell table:number-columns-repeated="36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305" calcext:value-type="float">
            <text:p>6305</text:p>
          </table:table-cell>
          <table:table-cell table:style-name="ce15" table:formula="of:=SQRT([.K41])" office:value-type="float" office:value="79.4040301244213" calcext:value-type="float">
            <text:p>79</text:p>
          </table:table-cell>
          <table:table-cell office:value-type="float" office:value="574" calcext:value-type="float">
            <text:p>57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15" table:formula="of:=SQRT([.K42])" office:value-type="float" office:value="28.9309522829789" calcext:value-type="float">
            <text:p>29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887" calcext:value-type="float">
            <text:p>887</text:p>
          </table:table-cell>
          <table:table-cell table:style-name="ce15" table:formula="of:=SQRT([.K43])" office:value-type="float" office:value="29.7825452236709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940" calcext:value-type="float">
            <text:p>1940</text:p>
          </table:table-cell>
          <table:table-cell table:style-name="ce15" table:formula="of:=SQRT([.K44])" office:value-type="float" office:value="44.0454310910905" calcext:value-type="float">
            <text:p>44</text:p>
          </table:table-cell>
          <table:table-cell office:value-type="float" office:value="559" calcext:value-type="float">
            <text:p>559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578" calcext:value-type="float">
            <text:p>1578</text:p>
          </table:table-cell>
          <table:table-cell table:style-name="ce15" table:formula="of:=SQRT([.K45])" office:value-type="float" office:value="39.7240481320824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number-columns-repeated="36"/>
        </table:table-row>
        <table:table-row table:style-name="ro1">
          <table:table-cell table:number-columns-repeated="12"/>
          <table:table-cell table:style-name="ce15"/>
          <table:table-cell table:number-columns-repeated="37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742" calcext:value-type="float">
            <text:p>6742</text:p>
          </table:table-cell>
          <table:table-cell table:style-name="ce15" table:formula="of:=SQRT([.K48])" office:value-type="float" office:value="82.1096827420494" calcext:value-type="float">
            <text:p>82</text:p>
          </table:table-cell>
          <table:table-cell office:value-type="float" office:value="585" calcext:value-type="float">
            <text:p>585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37" calcext:value-type="float">
            <text:p>837</text:p>
          </table:table-cell>
          <table:table-cell table:style-name="ce15" table:formula="of:=SQRT([.K49])" office:value-type="float" office:value="28.930952282978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81" calcext:value-type="float">
            <text:p>781</text:p>
          </table:table-cell>
          <table:table-cell table:style-name="ce15" table:formula="of:=SQRT([.K50])" office:value-type="float" office:value="27.9463772249642" calcext:value-type="float">
            <text:p>28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1" calcext:value-type="float">
            <text:p>1521</text:p>
          </table:table-cell>
          <table:table-cell table:style-name="ce15" table:formula="of:=SQRT([.K51])" office:value-type="float" office:value="39" calcext:value-type="float">
            <text:p>39</text:p>
          </table:table-cell>
          <table:table-cell office:value-type="float" office:value="583" calcext:value-type="float">
            <text:p>58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15" table:formula="of:=SQRT([.K52])" office:value-type="float" office:value="40.7921561087423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3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748" calcext:value-type="float">
            <text:p>6748</text:p>
          </table:table-cell>
          <table:table-cell table:style-name="ce15" table:formula="of:=SQRT([.K55])" office:value-type="float" office:value="82.1462111116514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1071" calcext:value-type="float">
            <text:p>1071</text:p>
          </table:table-cell>
          <table:table-cell table:style-name="ce15" table:formula="of:=SQRT([.K56])" office:value-type="float" office:value="32.7261363439071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735" calcext:value-type="float">
            <text:p>735</text:p>
          </table:table-cell>
          <table:table-cell table:style-name="ce15" table:formula="of:=SQRT([.K57])" office:value-type="float" office:value="27.1108834234519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26" calcext:value-type="float">
            <text:p>1526</text:p>
          </table:table-cell>
          <table:table-cell table:style-name="ce15" table:formula="of:=SQRT([.K58])" office:value-type="float" office:value="39.0640499692492" calcext:value-type="float">
            <text:p>39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465" calcext:value-type="float">
            <text:p>1465</text:p>
          </table:table-cell>
          <table:table-cell table:style-name="ce15" table:formula="of:=SQRT([.K59])" office:value-type="float" office:value="38.2753184180093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3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9"/>
          <table:table-cell table:style-name="ce13" office:value-type="string" calcext:value-type="string">
            <text:p>Process</text:p>
          </table:table-cell>
          <table:table-cell table:style-name="ce13" office:value-type="string" calcext:value-type="string">
            <text:p>#N_fit</text:p>
          </table:table-cell>
          <table:table-cell table:style-name="ce13" office:value-type="string" calcext:value-type="string">
            <text:p>sqrt(#N_fit)</text:p>
          </table:table-cell>
          <table:table-cell table:style-name="ce13" office:value-type="string" calcext:value-type="string">
            <text:p>#N_fit error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</text:p>
          </table:table-cell>
          <table:table-cell office:value-type="float" office:value="6663" calcext:value-type="float">
            <text:p>6663</text:p>
          </table:table-cell>
          <table:table-cell table:style-name="ce15" table:formula="of:=SQRT([.K62])" office:value-type="float" office:value="81.6272013485701" calcext:value-type="float">
            <text:p>82</text:p>
          </table:table-cell>
          <table:table-cell office:value-type="float" office:value="653" calcext:value-type="float">
            <text:p>653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incoh</text:p>
          </table:table-cell>
          <table:table-cell office:value-type="float" office:value="864" calcext:value-type="float">
            <text:p>864</text:p>
          </table:table-cell>
          <table:table-cell table:style-name="ce15" table:formula="of:=SQRT([.K63])" office:value-type="float" office:value="29.3938769133981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coh2</text:p>
          </table:table-cell>
          <table:table-cell office:value-type="float" office:value="823" calcext:value-type="float">
            <text:p>823</text:p>
          </table:table-cell>
          <table:table-cell table:style-name="ce15" table:formula="of:=SQRT([.K64])" office:value-type="float" office:value="28.6879765755621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gamma</text:p>
          </table:table-cell>
          <table:table-cell office:value-type="float" office:value="1588" calcext:value-type="float">
            <text:p>1588</text:p>
          </table:table-cell>
          <table:table-cell table:style-name="ce15" table:formula="of:=SQRT([.K65])" office:value-type="float" office:value="39.8497176903426" calcext:value-type="float">
            <text:p>40</text:p>
          </table:table-cell>
          <table:table-cell office:value-type="float" office:value="632" calcext:value-type="float">
            <text:p>632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disoc</text:p>
          </table:table-cell>
          <table:table-cell office:value-type="float" office:value="1664" calcext:value-type="float">
            <text:p>1664</text:p>
          </table:table-cell>
          <table:table-cell table:style-name="ce15" table:formula="of:=SQRT([.K66])" office:value-type="float" office:value="40.7921561087423" calcext:value-type="float">
            <text:p>41</text:p>
          </table:table-cell>
          <table:table-cell office:value-type="string" calcext:value-type="string">
            <text:p>fixed</text:p>
          </table:table-cell>
          <table:table-cell table:number-columns-repeated="37"/>
        </table:table-row>
        <table:table-row table:style-name="ro1" table:number-rows-repeated="1048509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.00.0000</text:date>, <text:time style:data-style-name="N2" text:time-value="16:51:53.06692561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8:25:20.943216827</meta:creation-date>
    <dc:date>2018-11-06T16:52:33.934796137</dc:date>
    <meta:editing-duration>PT6H7M29S</meta:editing-duration>
    <meta:editing-cycles>31</meta:editing-cycles>
    <meta:generator>LibreOffice/5.1.6.2$Linux_X86_64 LibreOffice_project/10m0$Build-2</meta:generator>
    <meta:document-statistic meta:table-count="3" meta:cell-count="1626" meta:object-count="0"/>
  </office:meta>
</office:document-meta>
</file>